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4d0355" officeooo:paragraph-rsid="004d0355"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4eb168" officeooo:paragraph-rsid="004eb168"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4f521f" officeooo:paragraph-rsid="004f521f"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50b0e7" officeooo:paragraph-rsid="0050b0e7"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52d369" officeooo:paragraph-rsid="0052d369"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5be2da" officeooo:paragraph-rsid="005be2da"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5c08dc" officeooo:paragraph-rsid="005c08d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language="pt" fo:country="PT" fo:font-style="normal" fo:font-weight="normal" officeooo:rsid="004d0355" officeooo:paragraph-rsid="004d035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language="pt" fo:country="PT" fo:font-style="normal" fo:font-weight="normal" officeooo:rsid="004d3060" officeooo:paragraph-rsid="004d035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language="pt" fo:country="PT" fo:font-style="normal" fo:font-weight="normal" officeooo:rsid="004eb168" officeooo:paragraph-rsid="004eb16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language="pt" fo:country="PT" fo:font-style="normal" fo:font-weight="normal" officeooo:rsid="004f521f" officeooo:paragraph-rsid="004f521f"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language="pt" fo:country="PT" fo:font-style="normal" fo:font-weight="normal" officeooo:rsid="0050b0e7" officeooo:paragraph-rsid="0050b0e7"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language="pt" fo:country="PT" fo:font-style="normal" fo:font-weight="normal" officeooo:rsid="0052d369" officeooo:paragraph-rsid="0052d369"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language="pt" fo:country="PT" fo:font-style="normal" fo:font-weight="normal" officeooo:rsid="005a2bc8" officeooo:paragraph-rsid="0054659e"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language="pt" fo:country="PT" fo:font-style="normal" fo:font-weight="normal" officeooo:rsid="005be2da" officeooo:paragraph-rsid="005be2da"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size="12pt" fo:language="pt" fo:country="PT" fo:font-style="normal" fo:font-weight="normal" officeooo:rsid="0079eb99" officeooo:paragraph-rsid="0094290e"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language="pt" fo:country="PT" fo:font-style="normal" fo:font-weight="bold" officeooo:rsid="004d0355" officeooo:paragraph-rsid="004d0355" style:font-size-asian="10.5pt" style:font-style-asian="normal" style:font-weight-asian="bold" style:font-size-complex="12pt" style:font-style-complex="normal" style:font-weight-complex="bold"/>
    </style:style>
    <style:style style:name="P48"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49"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51"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52"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53"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54"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55"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56"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fo:language="pt" fo:country="PT" fo:font-weight="bold" officeooo:rsid="003196e6" officeooo:paragraph-rsid="003196e6" style:font-weight-asian="bold" style:font-weight-complex="bold"/>
    </style:style>
    <style:style style:name="P59" style:family="paragraph" style:parent-style-name="Standard">
      <style:paragraph-properties fo:text-align="start" style:justify-single-word="false"/>
      <style:text-properties fo:language="pt" fo:country="PT" fo:font-weight="bold" officeooo:rsid="00328761" officeooo:paragraph-rsid="00328761" style:font-weight-asian="bold" style:font-weight-complex="bold"/>
    </style:style>
    <style:style style:name="P60" style:family="paragraph" style:parent-style-name="Standard">
      <style:paragraph-properties fo:text-align="start" style:justify-single-word="false"/>
      <style:text-properties fo:language="pt" fo:country="PT" fo:font-weight="bold" officeooo:rsid="004ac0a6" officeooo:paragraph-rsid="004ac0a6" style:font-weight-asian="bold" style:font-weight-complex="bold"/>
    </style:style>
    <style:style style:name="P61" style:family="paragraph" style:parent-style-name="Standard">
      <style:paragraph-properties fo:text-align="start" style:justify-single-word="false"/>
      <style:text-properties fo:language="pt" fo:country="PT" fo:font-weight="bold" officeooo:rsid="0032a002" officeooo:paragraph-rsid="0032a002" style:font-weight-asian="bold" style:font-weight-complex="bold"/>
    </style:style>
    <style:style style:name="P62" style:family="paragraph" style:parent-style-name="Standard">
      <style:paragraph-properties fo:text-align="start" style:justify-single-word="false"/>
      <style:text-properties fo:language="pt" fo:country="PT" fo:font-weight="bold" officeooo:rsid="00478a6d" officeooo:paragraph-rsid="00478a6d" style:font-weight-asian="bold" style:font-weight-complex="bold"/>
    </style:style>
    <style:style style:name="P63" style:family="paragraph" style:parent-style-name="Standard">
      <style:paragraph-properties fo:text-align="start" style:justify-single-word="false"/>
      <style:text-properties fo:language="pt" fo:country="PT" fo:font-weight="bold" officeooo:rsid="003615a2" officeooo:paragraph-rsid="003615a2" style:font-weight-asian="bold" style:font-weight-complex="bold"/>
    </style:style>
    <style:style style:name="P64" style:family="paragraph" style:parent-style-name="Standard">
      <style:paragraph-properties fo:text-align="start" style:justify-single-word="false"/>
      <style:text-properties fo:language="pt" fo:country="PT" fo:font-weight="bold" officeooo:rsid="004c7673" officeooo:paragraph-rsid="004c7673" style:font-weight-asian="bold" style:font-weight-complex="bold"/>
    </style:style>
    <style:style style:name="P65" style:family="paragraph" style:parent-style-name="Standard">
      <style:text-properties fo:language="pt" fo:country="PT" fo:font-weight="bold" officeooo:rsid="0039239e" officeooo:paragraph-rsid="0039239e" style:font-weight-asian="bold" style:font-weight-complex="bold"/>
    </style:style>
    <style:style style:name="P66" style:family="paragraph" style:parent-style-name="Standard">
      <style:text-properties fo:language="pt" fo:country="PT" fo:font-weight="bold" officeooo:rsid="0042abc6" officeooo:paragraph-rsid="0042abc6" style:font-weight-asian="bold" style:font-weight-complex="bold"/>
    </style:style>
    <style:style style:name="P67" style:family="paragraph" style:parent-style-name="Standard">
      <style:text-properties fo:language="pt" fo:country="PT" fo:font-weight="bold" officeooo:rsid="00455861" officeooo:paragraph-rsid="00455861" style:font-weight-asian="bold" style:font-weight-complex="bold"/>
    </style:style>
    <style:style style:name="P68" style:family="paragraph" style:parent-style-name="Standard">
      <style:text-properties fo:language="pt" fo:country="PT" fo:font-weight="bold" officeooo:rsid="005d9bdb" officeooo:paragraph-rsid="005d9bdb" style:font-weight-asian="bold" style:font-weight-complex="bold"/>
    </style:style>
    <style:style style:name="P69" style:family="paragraph" style:parent-style-name="Standard">
      <style:text-properties fo:language="pt" fo:country="PT" fo:font-weight="normal" officeooo:rsid="002b704a" officeooo:paragraph-rsid="002b704a" style:font-weight-asian="normal" style:font-weight-complex="normal"/>
    </style:style>
    <style:style style:name="P70"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71" style:family="paragraph" style:parent-style-name="Standard">
      <style:paragraph-properties fo:text-align="start" style:justify-single-word="false"/>
      <style:text-properties fo:language="pt" fo:country="PT" fo:font-weight="normal" officeooo:rsid="0032767d" officeooo:paragraph-rsid="003196e6" style:font-weight-asian="normal" style:font-weight-complex="normal"/>
    </style:style>
    <style:style style:name="P72" style:family="paragraph" style:parent-style-name="Standard">
      <style:paragraph-properties fo:text-align="start" style:justify-single-word="false"/>
      <style:text-properties fo:language="pt" fo:country="PT" fo:font-weight="normal" officeooo:rsid="00328761" officeooo:paragraph-rsid="00328761" style:font-weight-asian="normal" style:font-weight-complex="normal"/>
    </style:style>
    <style:style style:name="P73" style:family="paragraph" style:parent-style-name="Standard">
      <style:paragraph-properties fo:text-align="start" style:justify-single-word="false"/>
      <style:text-properties fo:language="pt" fo:country="PT" fo:font-weight="normal" officeooo:rsid="0032a002" officeooo:paragraph-rsid="0032a002" style:font-weight-asian="normal" style:font-weight-complex="normal"/>
    </style:style>
    <style:style style:name="P74" style:family="paragraph" style:parent-style-name="Standard">
      <style:paragraph-properties fo:text-align="start" style:justify-single-word="false"/>
      <style:text-properties fo:language="pt" fo:country="PT" fo:font-weight="normal" officeooo:rsid="003894e9" officeooo:paragraph-rsid="003615a2" style:font-weight-asian="normal" style:font-weight-complex="normal"/>
    </style:style>
    <style:style style:name="P75" style:family="paragraph" style:parent-style-name="Standard">
      <style:text-properties fo:language="pt" fo:country="PT" fo:font-weight="normal" officeooo:rsid="005d9bdb" officeooo:paragraph-rsid="005d9bdb" style:font-weight-asian="normal" style:font-weight-complex="normal"/>
    </style:style>
    <style:style style:name="P76" style:family="paragraph" style:parent-style-name="Standard">
      <style:text-properties fo:language="pt" fo:country="PT" officeooo:rsid="0015f4b1" officeooo:paragraph-rsid="0015f4b1"/>
    </style:style>
    <style:style style:name="P77" style:family="paragraph" style:parent-style-name="Standard">
      <style:text-properties fo:language="pt" fo:country="PT" fo:font-style="normal" fo:font-weight="normal" officeooo:rsid="0039239e" officeooo:paragraph-rsid="0039239e" style:font-style-asian="normal" style:font-weight-asian="normal" style:font-style-complex="normal" style:font-weight-complex="normal"/>
    </style:style>
    <style:style style:name="P78"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79" style:family="paragraph" style:parent-style-name="Standard">
      <style:text-properties fo:language="pt" fo:country="PT" fo:font-style="normal" fo:font-weight="normal" officeooo:rsid="0042abc6" officeooo:paragraph-rsid="0042abc6" style:font-style-asian="normal" style:font-weight-asian="normal" style:font-style-complex="normal" style:font-weight-complex="normal"/>
    </style:style>
    <style:style style:name="P80"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81" style:family="paragraph" style:parent-style-name="Standard">
      <style:text-properties fo:language="pt" fo:country="PT" fo:font-style="normal" fo:font-weight="bold" officeooo:rsid="00455861" officeooo:paragraph-rsid="00455861" style:font-style-asian="normal" style:font-weight-asian="bold" style:font-style-complex="normal" style:font-weight-complex="bold"/>
    </style:style>
    <style:style style:name="P82" style:family="paragraph" style:parent-style-name="Standard">
      <style:paragraph-properties fo:text-align="start" style:justify-single-word="false"/>
      <style:text-properties fo:language="pt" fo:country="PT" officeooo:paragraph-rsid="0079eb99"/>
    </style:style>
    <style:style style:name="P83"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language="pt" fo:country="PT" fo:font-weight="normal" officeooo:rsid="0083c04a" officeooo:paragraph-rsid="007c9d5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92" style:family="paragraph" style:parent-style-name="Standard" style:list-style-name="L1">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99"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100" style:family="paragraph" style:parent-style-name="Standard" style:list-style-name="L2">
      <style:paragraph-properties fo:text-align="start" style:justify-single-word="false"/>
      <style:text-properties fo:language="pt" fo:country="PT" officeooo:paragraph-rsid="00611a26"/>
    </style:style>
    <style:style style:name="P101" style:family="paragraph" style:parent-style-name="Standard" style:list-style-name="L2">
      <style:paragraph-properties fo:text-align="start" style:justify-single-word="false"/>
      <style:text-properties fo:language="pt" fo:country="PT" officeooo:rsid="00646259" officeooo:paragraph-rsid="00646259"/>
    </style:style>
    <style:style style:name="P102" style:family="paragraph" style:parent-style-name="Standard" style:list-style-name="L2">
      <style:paragraph-properties fo:text-align="start" style:justify-single-word="false"/>
      <style:text-properties fo:language="pt" fo:country="PT" officeooo:rsid="0064947a" officeooo:paragraph-rsid="0064947a"/>
    </style:style>
    <style:style style:name="P103" style:family="paragraph" style:parent-style-name="Standard">
      <style:paragraph-properties fo:text-align="start" style:justify-single-word="false"/>
      <style:text-properties fo:language="pt" fo:country="PT" officeooo:rsid="0015f4b1" officeooo:paragraph-rsid="002d6f0e"/>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615a2" style:font-weight-asian="normal" style:font-weight-complex="normal"/>
    </style:style>
    <style:style style:name="T8" style:family="text">
      <style:text-properties fo:font-weight="normal" officeooo:rsid="0036b871" style:font-weight-asian="normal" style:font-weight-complex="normal"/>
    </style:style>
    <style:style style:name="T9" style:family="text">
      <style:text-properties fo:font-weight="normal" officeooo:rsid="003894e9" style:font-weight-asian="normal" style:font-weight-complex="normal"/>
    </style:style>
    <style:style style:name="T10" style:family="text">
      <style:text-properties fo:font-weight="normal" officeooo:rsid="00478a6d" style:font-weight-asian="normal" style:font-weight-complex="normal"/>
    </style:style>
    <style:style style:name="T11" style:family="text">
      <style:text-properties fo:font-weight="normal" officeooo:rsid="00491c79" style:font-weight-asian="normal" style:font-weight-complex="normal"/>
    </style:style>
    <style:style style:name="T12" style:family="text">
      <style:text-properties fo:font-weight="normal" officeooo:rsid="0049667d" style:font-weight-asian="normal" style:font-weight-complex="normal"/>
    </style:style>
    <style:style style:name="T13" style:family="text">
      <style:text-properties fo:font-weight="normal" officeooo:rsid="00707184" style:font-weight-asian="normal" style:font-weight-complex="normal"/>
    </style:style>
    <style:style style:name="T14" style:family="text">
      <style:text-properties fo:font-weight="normal" officeooo:rsid="0071b611" style:font-weight-asian="normal" style:font-weight-complex="normal"/>
    </style:style>
    <style:style style:name="T15" style:family="text">
      <style:text-properties fo:font-weight="normal" officeooo:rsid="007b731c" style:font-weight-asian="normal" style:font-weight-complex="normal"/>
    </style:style>
    <style:style style:name="T16" style:family="text">
      <style:text-properties fo:font-weight="normal" officeooo:rsid="007c9d52" style:font-weight-asian="normal" style:font-weight-complex="normal"/>
    </style:style>
    <style:style style:name="T17" style:family="text">
      <style:text-properties fo:font-weight="normal" officeooo:rsid="008265f7" style:font-weight-asian="normal" style:font-weight-complex="normal"/>
    </style:style>
    <style:style style:name="T18" style:family="text">
      <style:text-properties fo:font-weight="normal" officeooo:rsid="0083c04a" style:font-weight-asian="normal" style:font-weight-complex="normal"/>
    </style:style>
    <style:style style:name="T19" style:family="text">
      <style:text-properties fo:font-weight="normal" officeooo:rsid="0084d86d" style:font-weight-asian="normal" style:font-weight-complex="normal"/>
    </style:style>
    <style:style style:name="T20" style:family="text">
      <style:text-properties fo:font-weight="normal" officeooo:rsid="00863420" style:font-weight-asian="normal" style:font-weight-complex="normal"/>
    </style:style>
    <style:style style:name="T21" style:family="text">
      <style:text-properties fo:font-weight="normal" officeooo:rsid="008786d5" style:font-weight-asian="normal" style:font-weight-complex="normal"/>
    </style:style>
    <style:style style:name="T22" style:family="text">
      <style:text-properties fo:font-weight="normal" officeooo:rsid="0088d774" style:font-weight-asian="normal" style:font-weight-complex="normal"/>
    </style:style>
    <style:style style:name="T23" style:family="text">
      <style:text-properties fo:font-weight="normal" officeooo:rsid="008a3747" style:font-weight-asian="normal" style:font-weight-complex="normal"/>
    </style:style>
    <style:style style:name="T24" style:family="text">
      <style:text-properties fo:font-weight="normal" officeooo:rsid="008b6533" style:font-weight-asian="normal" style:font-weight-complex="normal"/>
    </style:style>
    <style:style style:name="T25" style:family="text">
      <style:text-properties fo:font-weight="normal" officeooo:rsid="008be5de" style:font-weight-asian="normal" style:font-weight-complex="normal"/>
    </style:style>
    <style:style style:name="T26" style:family="text">
      <style:text-properties fo:font-weight="normal" officeooo:rsid="008ea073" style:font-weight-asian="normal" style:font-weight-complex="normal"/>
    </style:style>
    <style:style style:name="T27" style:family="text">
      <style:text-properties fo:font-weight="normal" officeooo:rsid="008fb21d" style:font-weight-asian="normal" style:font-weight-complex="normal"/>
    </style:style>
    <style:style style:name="T28" style:family="text">
      <style:text-properties fo:font-weight="normal" officeooo:rsid="008ff7be" style:font-weight-asian="normal" style:font-weight-complex="normal"/>
    </style:style>
    <style:style style:name="T29" style:family="text">
      <style:text-properties fo:font-weight="normal" officeooo:rsid="0090cbf0" style:font-weight-asian="normal" style:font-weight-complex="normal"/>
    </style:style>
    <style:style style:name="T30" style:family="text">
      <style:text-properties fo:font-weight="normal" officeooo:rsid="009183d9" style:font-weight-asian="normal" style:font-weight-complex="normal"/>
    </style:style>
    <style:style style:name="T31" style:family="text">
      <style:text-properties fo:font-weight="normal" officeooo:rsid="009c17d2" style:font-weight-asian="normal" style:font-weight-complex="normal"/>
    </style:style>
    <style:style style:name="T32" style:family="text">
      <style:text-properties fo:font-weight="normal" officeooo:rsid="009dc705" style:font-weight-asian="normal" style:font-weight-complex="normal"/>
    </style:style>
    <style:style style:name="T33" style:family="text">
      <style:text-properties fo:font-weight="normal" officeooo:rsid="009eba0c" style:font-weight-asian="normal" style:font-weight-complex="normal"/>
    </style:style>
    <style:style style:name="T34" style:family="text">
      <style:text-properties fo:font-weight="normal" officeooo:rsid="00a6622c" style:font-weight-asian="normal" style:font-weight-complex="normal"/>
    </style:style>
    <style:style style:name="T35" style:family="text">
      <style:text-properties fo:font-weight="normal" officeooo:rsid="00a803a7" style:font-weight-asian="normal" style:font-weight-complex="normal"/>
    </style:style>
    <style:style style:name="T36" style:family="text">
      <style:text-properties fo:font-weight="normal" officeooo:rsid="00a8646c" style:font-weight-asian="normal" style:font-weight-complex="normal"/>
    </style:style>
    <style:style style:name="T37" style:family="text">
      <style:text-properties fo:font-weight="normal" officeooo:rsid="00a96b63" style:font-weight-asian="normal" style:font-weight-complex="normal"/>
    </style:style>
    <style:style style:name="T38" style:family="text">
      <style:text-properties fo:font-weight="normal" officeooo:rsid="00ab02e4" style:font-weight-asian="normal" style:font-weight-complex="normal"/>
    </style:style>
    <style:style style:name="T39" style:family="text">
      <style:text-properties fo:font-style="italic" officeooo:rsid="0061f372"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09ffcf5" style:font-style-asian="italic" style:font-weight-asian="normal" style:font-style-complex="italic" style:font-weight-complex="normal"/>
    </style:style>
    <style:style style:name="T42" style:family="text">
      <style:text-properties fo:font-style="italic" fo:font-weight="normal" officeooo:rsid="00a8646c" style:font-style-asian="italic" style:font-weight-asian="normal" style:font-style-complex="italic" style:font-weight-complex="normal"/>
    </style:style>
    <style:style style:name="T4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50"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51" style:family="text">
      <style:text-properties officeooo:rsid="002fc531"/>
    </style:style>
    <style:style style:name="T52" style:family="text">
      <style:text-properties fo:font-style="normal" style:font-style-asian="normal" style:font-style-complex="normal"/>
    </style:style>
    <style:style style:name="T53" style:family="text">
      <style:text-properties fo:font-style="normal" officeooo:rsid="002fc531" style:font-style-asian="normal" style:font-style-complex="normal"/>
    </style:style>
    <style:style style:name="T54" style:family="text">
      <style:text-properties fo:font-style="normal" officeooo:rsid="00403929" style:font-style-asian="normal" style:font-style-complex="normal"/>
    </style:style>
    <style:style style:name="T55" style:family="text">
      <style:text-properties fo:font-style="normal" officeooo:rsid="003a974a" style:font-style-asian="normal" style:font-style-complex="normal"/>
    </style:style>
    <style:style style:name="T56" style:family="text">
      <style:text-properties fo:font-style="normal" officeooo:rsid="004d3060" style:font-style-asian="normal" style:font-style-complex="normal"/>
    </style:style>
    <style:style style:name="T57" style:family="text">
      <style:text-properties fo:font-style="normal" officeooo:rsid="005a2bc8" style:font-style-asian="normal" style:font-style-complex="normal"/>
    </style:style>
    <style:style style:name="T58" style:family="text">
      <style:text-properties fo:font-style="normal" officeooo:rsid="0061f372" style:font-style-asian="normal" style:font-style-complex="normal"/>
    </style:style>
    <style:style style:name="T59" style:family="text">
      <style:text-properties fo:font-style="normal" officeooo:rsid="0094290e"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446aaf" style:font-style-asian="normal" style:font-weight-asian="normal" style:font-style-complex="normal" style:font-weight-complex="normal"/>
    </style:style>
    <style:style style:name="T62" style:family="text">
      <style:text-properties fo:font-style="normal" fo:font-weight="normal" officeooo:rsid="0045b0bf" style:font-style-asian="normal" style:font-weight-asian="normal" style:font-style-complex="normal" style:font-weight-complex="normal"/>
    </style:style>
    <style:style style:name="T63" style:family="text">
      <style:text-properties fo:font-style="normal" fo:font-weight="normal" officeooo:rsid="004d3060" style:font-style-asian="normal" style:font-weight-asian="normal" style:font-style-complex="normal" style:font-weight-complex="normal"/>
    </style:style>
    <style:style style:name="T64" style:family="text">
      <style:text-properties fo:font-style="normal" fo:font-weight="normal" officeooo:rsid="0051a7c4" style:font-style-asian="normal" style:font-weight-asian="normal" style:font-style-complex="normal" style:font-weight-complex="normal"/>
    </style:style>
    <style:style style:name="T65" style:family="text">
      <style:text-properties fo:font-style="normal" fo:font-weight="normal" officeooo:rsid="0056445b" style:font-style-asian="normal" style:font-weight-asian="normal" style:font-style-complex="normal" style:font-weight-complex="normal"/>
    </style:style>
    <style:style style:name="T66" style:family="text">
      <style:text-properties fo:font-style="normal" fo:font-weight="normal" officeooo:rsid="005679f7" style:font-style-asian="normal" style:font-weight-asian="normal" style:font-style-complex="normal" style:font-weight-complex="normal"/>
    </style:style>
    <style:style style:name="T67" style:family="text">
      <style:text-properties fo:font-style="normal" fo:font-weight="normal" officeooo:rsid="0058506c" style:font-style-asian="normal" style:font-weight-asian="normal" style:font-style-complex="normal" style:font-weight-complex="normal"/>
    </style:style>
    <style:style style:name="T68" style:family="text">
      <style:text-properties fo:font-style="normal" fo:font-weight="normal" officeooo:rsid="005a2bc8" style:font-style-asian="normal" style:font-weight-asian="normal" style:font-style-complex="normal" style:font-weight-complex="normal"/>
    </style:style>
    <style:style style:name="T69" style:family="text">
      <style:text-properties fo:font-style="normal" fo:font-weight="normal" officeooo:rsid="0064947a" style:font-style-asian="normal" style:font-weight-asian="normal" style:font-style-complex="normal" style:font-weight-complex="normal"/>
    </style:style>
    <style:style style:name="T70" style:family="text">
      <style:text-properties fo:font-style="normal" fo:font-weight="normal" officeooo:rsid="006cc432" style:font-style-asian="normal" style:font-weight-asian="normal" style:font-style-complex="normal" style:font-weight-complex="normal"/>
    </style:style>
    <style:style style:name="T71" style:family="text">
      <style:text-properties fo:font-style="normal" fo:font-weight="normal" officeooo:rsid="006cd80c" style:font-style-asian="normal" style:font-weight-asian="normal" style:font-style-complex="normal" style:font-weight-complex="normal"/>
    </style:style>
    <style:style style:name="T72" style:family="text">
      <style:text-properties fo:font-style="normal" fo:font-weight="normal" officeooo:rsid="006e4fd1" style:font-style-asian="normal" style:font-weight-asian="normal" style:font-style-complex="normal" style:font-weight-complex="normal"/>
    </style:style>
    <style:style style:name="T73" style:family="text">
      <style:text-properties fo:font-style="normal" fo:font-weight="normal" officeooo:rsid="006e52e0" style:font-style-asian="normal" style:font-weight-asian="normal" style:font-style-complex="normal" style:font-weight-complex="normal"/>
    </style:style>
    <style:style style:name="T74" style:family="text">
      <style:text-properties fo:font-style="normal" fo:font-weight="normal" officeooo:rsid="006f7266" style:font-style-asian="normal" style:font-weight-asian="normal" style:font-style-complex="normal" style:font-weight-complex="normal"/>
    </style:style>
    <style:style style:name="T75" style:family="text">
      <style:text-properties fo:font-style="normal" fo:font-weight="normal" officeooo:rsid="0072fcce" style:font-style-asian="normal" style:font-weight-asian="normal" style:font-style-complex="normal" style:font-weight-complex="normal"/>
    </style:style>
    <style:style style:name="T76" style:family="text">
      <style:text-properties fo:font-style="normal" fo:font-weight="normal" officeooo:rsid="0094290e" style:font-style-asian="normal" style:font-weight-asian="normal" style:font-style-complex="normal" style:font-weight-complex="normal"/>
    </style:style>
    <style:style style:name="T77" style:family="text">
      <style:text-properties fo:font-style="normal" fo:font-weight="normal" officeooo:rsid="0097283a" style:font-style-asian="normal" style:font-weight-asian="normal" style:font-style-complex="normal" style:font-weight-complex="normal"/>
    </style:style>
    <style:style style:name="T78" style:family="text">
      <style:text-properties fo:font-style="normal" fo:font-weight="normal" officeooo:rsid="00984464" style:font-style-asian="normal" style:font-weight-asian="normal" style:font-style-complex="normal" style:font-weight-complex="normal"/>
    </style:style>
    <style:style style:name="T79" style:family="text">
      <style:text-properties fo:font-style="normal" fo:font-weight="normal" officeooo:rsid="009b5971" style:font-style-asian="normal" style:font-weight-asian="normal" style:font-style-complex="normal" style:font-weight-complex="normal"/>
    </style:style>
    <style:style style:name="T80" style:family="text">
      <style:text-properties fo:font-style="normal" fo:font-weight="normal" officeooo:rsid="00a8646c" style:font-style-asian="normal" style:font-weight-asian="normal" style:font-style-complex="normal" style:font-weight-complex="normal"/>
    </style:style>
    <style:style style:name="T81" style:family="text">
      <style:text-properties officeooo:rsid="003894e9"/>
    </style:style>
    <style:style style:name="T82" style:family="text">
      <style:text-properties officeooo:rsid="0061e087"/>
    </style:style>
    <style:style style:name="T83" style:family="text">
      <style:text-properties fo:font-size="16pt" fo:font-weight="bold" officeooo:rsid="007a1904" style:font-size-asian="16pt" style:font-weight-asian="bold" style:font-size-complex="16pt" style:font-weight-complex="bold"/>
    </style:style>
    <style:style style:name="T84" style:family="text">
      <style:text-properties fo:font-size="16pt" fo:font-weight="bold" officeooo:rsid="0094290e" style:font-size-asian="16pt" style:font-weight-asian="bold" style:font-size-complex="16pt" style:font-weight-complex="bold"/>
    </style:style>
    <style:style style:name="T85" style:family="text">
      <style:text-properties officeooo:rsid="008265f7"/>
    </style:style>
    <style:style style:name="T86" style:family="text">
      <style:text-properties officeooo:rsid="0083c04a"/>
    </style:style>
    <style:style style:name="T87" style:family="text">
      <style:text-properties officeooo:rsid="0084d86d"/>
    </style:style>
    <style:style style:name="T88" style:family="text">
      <style:text-properties officeooo:rsid="008786d5"/>
    </style:style>
    <style:style style:name="T89" style:family="text">
      <style:text-properties officeooo:rsid="008be5de"/>
    </style:style>
    <style:style style:name="T90" style:family="text">
      <style:text-properties officeooo:rsid="008ea073"/>
    </style:style>
    <style:style style:name="T91" style:family="text">
      <style:text-properties officeooo:rsid="008fb21d"/>
    </style:style>
    <style:style style:name="T92" style:family="text">
      <style:text-properties officeooo:rsid="0090cbf0"/>
    </style:style>
    <style:style style:name="T93" style:family="text">
      <style:text-properties officeooo:rsid="0093e827"/>
    </style:style>
    <style:style style:name="T94" style:family="text">
      <style:text-properties officeooo:rsid="009466c5"/>
    </style:style>
    <style:style style:name="T95" style:family="text">
      <style:text-properties officeooo:rsid="009eba0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Object-Oriented Programmed Snake</text:p>
      <text:p text:style-name="P49"/>
      <text:p text:style-name="P50">Data: <text:span text:style-name="T15">08</text:span><text:span text:style-name="T1">/04/2024</text:span></text:p>
      <text:p text:style-name="P50">Grupo: <text:span text:style-name="T1">3</text:span></text:p>
      <text:p text:style-name="P50">Elementos:<text:span text:style-name="T1"> Diogo Fonseca nº 79858</text:span></text:p>
      <text:p text:style-name="P83"/>
      <text:p text:style-name="P56">Utilização</text:p>
      <text:p text:style-name="P51"><text:s/></text:p>
      <text:p text:style-name="P51"/>
      <text:p text:style-name="P52">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0"><text:span text:style-name="T86">GeometricException</text:span>:<text:span text:style-name="T1"> </text:span><text:span text:style-name="T16">Representa </text:span><text:span text:style-name="T18">uma exceção numa operação geométrica.</text:span></text:p>
      <text:p text:style-name="P8"/>
      <text:p text:style-name="P25"><text:span text:style-name="T86">MathUtil:</text:span><text:span text:style-name="T18"> Classe estática para operações matemáticas comuns no projeto, </text:span><text:span text:style-name="T24">com enfâse na comparação entre floating points, de modo a estabelecer um “standard” para o projeto. Representa a definição do que são dois floating points iguais para o projeto</text:span><text:span text:style-name="T18">.</text:span></text:p>
      <text:p text:style-name="P84"/>
      <text:p text:style-name="P85"/>
      <text:p text:style-name="P86"/>
      <text:p text:style-name="P16">Line: <text:span text:style-name="T1">Representa uma reta, </text:span><text:span text:style-name="T21">contendo várias operações para manipular a mesma, tais como testar colinearidade, interseção, paralelismo, testar perpendicularidade e gerar reta perpendicular.</text:span></text:p>
      <text:p text:style-name="P88"/>
      <text:p text:style-name="P11"><text:span text:style-name="T88">LineSegment: </text:span><text:span text:style-name="T21">Representa um segmento de reta, </text:span><text:span text:style-name="T22">tendo métodos </text:span><text:span text:style-name="T23">principalmente para verificar interseções e colinearidade com pontos/verificar se um ponto está contido no segmento.</text:span></text:p>
      <text:p text:style-name="P9"/>
      <text:p text:style-name="P13"><text:span text:style-name="T91">Virtual</text:span><text:span text:style-name="T90">Point</text:span><text:span text:style-name="T89">:</text:span><text:span text:style-name="T1"> </text:span><text:span text:style-name="T16">Representa </text:span><text:span text:style-name="T18">um </text:span><text:span text:style-name="T26">ponto cujas coordenadas </text:span><text:span text:style-name="T27">são números reais. Contém métodos que ajudam a manusear pontos, tais como rotação, translação, distância...</text:span></text:p>
      <text:p text:style-name="P27"/>
      <text:p text:style-name="P12"><text:span text:style-name="T90">Point</text:span><text:span text:style-name="T89">:</text:span><text:span text:style-name="T1"> </text:span><text:span text:style-name="T16">Representa </text:span><text:span text:style-name="T18">um </text:span><text:span text:style-name="T26">ponto cujas coordenadas estão no primeiro quadrante (são sempre positivas). </text:span><text:span text:style-name="T28">(</text:span><text:span text:style-name="T26">Subclasse de VirtualPoint</text:span><text:span text:style-name="T28">)</text:span></text:p>
      <text:p text:style-name="P89"/>
      <text:p text:style-name="P14"><text:span text:style-name="T92">Vector:</text:span><text:span text:style-name="T28"> </text:span><text:span text:style-name="T16">Representa </text:span><text:span text:style-name="T18">um </text:span><text:span text:style-name="T29">vetor, contém funcionalidade para operações comuns com vetores, tais como produto escalar, multiplicação (por um quociente)...</text:span></text:p>
      <text:p text:style-name="P90"/>
      <text:p text:style-name="P15"><text:span text:style-name="T89">Path:</text:span><text:span text:style-name="T27"> </text:span><text:span text:style-name="T16">Representa </text:span><text:span text:style-name="T18">um </text:span><text:span text:style-name="T25">caminho.</text:span></text:p>
      <text:p text:style-name="P87"/>
      <text:p text:style-name="P15"><text:span text:style-name="T89">BoundingBox: </text:span><text:span text:style-name="T16">Representa os limites de um conjunto de pontos. É principalmente útil para </text:span><text:span text:style-name="T17">saber</text:span><text:span text:style-name="T16"> o ponto mínimo ou máximo de um conjunto de pontos/polígono.</text:span></text:p>
      <text:p text:style-name="P84"/>
      <text:p text:style-name="P15"><text:span text:style-name="T87">IGeometricShape</text:span>:<text:span text:style-name="T1"> </text:span><text:span text:style-name="T16">Representa </text:span><text:span text:style-name="T19">uma figura geométrica, </text:span><text:span text:style-name="T20">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84"><text:soft-page-break/></text:p>
      <text:p text:style-name="P15"><text:span text:style-name="T85">Circle</text:span>:<text:span text:style-name="T1"> </text:span><text:span text:style-name="T16">Representa </text:span><text:span text:style-name="T18">um círculo, este sendo uma IGeometricShape.</text:span></text:p>
      <text:p text:style-name="P2"/>
      <text:p text:style-name="P28">Polygon: <text:span text:style-name="T1">Representa um polígono simples, </text:span><text:span text:style-name="T30">este sendo uma IGeometricShape</text:span><text:span text:style-name="T1">.</text:span></text:p>
      <text:p text:style-name="P2"/>
      <text:p text:style-name="P26">Rectangle: <text:span text:style-name="T1">Representa um polígono de 4 lados com ângulos internos retos (um retângulo).</text:span></text:p>
      <text:p text:style-name="P2"/>
      <text:p text:style-name="P26">Square: <text:span text:style-name="T1">Representa um retângulo cujos lados são todos do mesmo comprimento (um quadrado).</text:span></text:p>
      <text:p text:style-name="P2"/>
      <text:p text:style-name="P26">Triangle: <text:span text:style-name="T1">Representa um polígono de 3 lados (um triângulo).</text:span></text:p>
      <text:p text:style-name="P70"/>
      <text:p text:style-name="P69"/>
      <text:p text:style-name="P53">Game Engine</text:p>
      <text:p text:style-name="P3"/>
      <text:p text:style-name="P31"><text:tab/><text:span text:style-name="T51">Este package contém todas as classes responsáveis pela funcionalidades necessárias para <text:s/>fazer um jogo (qualquer jogo, </text:span><text:span text:style-name="T93">sendo este limitado a duas dimensões</text:span><text:span text:style-name="T51">).</text:span></text:p>
      <text:p text:style-name="P31"/>
      <text:p text:style-name="P29"><text:span text:style-name="T59">Game</text:span><text:span text:style-name="T52">EngineException: </text:span><text:span text:style-name="T62">Representa uma exceção relacionada </text:span><text:span text:style-name="T76">Game Engine.</text:span></text:p>
      <text:p text:style-name="P91"/>
      <text:p text:style-name="P30"><text:span text:style-name="T52">GameEngine:</text:span><text:span text:style-name="T60"> Classe </text:span><text:span text:style-name="T77">singleton</text:span><text:span text:style-name="T60"> responsável por </text:span><text:span text:style-name="T77">executar o jogo contido numa Scene, chamando os métodos de update e certificando-se de que as colisões são chamadas e a Scene é renderizada. </text:span><text:span text:style-name="T78">Esta classe, a cada ciclo é responsável por acionar e coordenar os seguintes eventos (por ordem):</text:span></text:p>
      <text:list xml:id="list741378334" text:style-name="L1">
        <text:list-item>
          <text:p text:style-name="P92"><text:span text:style-name="T52">Start</text:span><text:span text:style-name="T60"> – chamado uma única vez, no início. Usado para inicialização.</text:span></text:p>
          <text:list>
            <text:list-item>
              <text:p text:style-name="P92"><text:span text:style-name="T52">Input –</text:span><text:span text:style-name="T60"> input é lido do stdin (no caso de estar em modo de input).</text:span></text:p>
            </text:list-item>
            <text:list-item>
              <text:p text:style-name="P92"><text:span text:style-name="T52">Early Update</text:span><text:span text:style-name="T60"> – update chamado no inicio de cada ciclo. Usado principalmente para inicializações que têm de ser feitas antes do update principal.</text:span></text:p>
            </text:list-item>
            <text:list-item>
              <text:p text:style-name="P92"><text:span text:style-name="T52">Update</text:span><text:span text:style-name="T60"> – evento responsável por atualizar o estado atual dos GameObjects.</text:span></text:p>
            </text:list-item>
            <text:list-item>
              <text:p text:style-name="P92"><text:span text:style-name="T52">Collisions</text:span><text:span text:style-name="T60"> – as colisões são verificadas e acionadas.</text:span></text:p>
            </text:list-item>
            <text:list-item>
              <text:p text:style-name="P92"><text:span text:style-name="T52">Late Update</text:span><text:span text:style-name="T60"> – update chamado no final de cada ciclo. Usado principalmente para “cleanup”.</text:span></text:p>
            </text:list-item>
            <text:list-item>
              <text:p text:style-name="P92"><text:span text:style-name="T52">Rendering</text:span><text:span text:style-name="T60"> – a Scene atual é renderizada.</text:span></text:p>
            </text:list-item>
          </text:list>
        </text:list-item>
        <text:list-item>
          <text:p text:style-name="P92"><text:span text:style-name="T52">Stop</text:span><text:span text:style-name="T60"> – chamado uma única vez, quando o GameEngine para. Usado para “cleanup”.</text:span></text:p>
        </text:list-item>
      </text:list>
      <text:p text:style-name="P31"/>
      <text:p text:style-name="P93">GameEngineFlags: <text:span text:style-name="T1">Classe responsável por definir o comportamento do GameEngine, para além de conter valores </text:span><text:span text:style-name="T40">default. </text:span><text:span text:style-name="T79">Mais especificamente, define como o GameEngine vai dar update (através de código, automaticamente, através de input…) e define como o GameEngine vai escolher renderizar a Scene (textualmente no terminal ou através de uma interface gráfica).</text:span></text:p>
      <text:p text:style-name="P31"/>
      <text:p text:style-name="P94">Scene: <text:span text:style-name="T6">Representa uma coleção de GameObjects. </text:span><text:span text:style-name="T32">E</text:span><text:span text:style-name="T6">sta pode estar ativa ou não </text:span><text:span text:style-name="T32">dependendo de se está a ser usada pelo GameEngine ou não</text:span><text:span text:style-name="T6">. A </text:span><text:span text:style-name="T31">S</text:span><text:span text:style-name="T6">cene é também responsável por categorizar os GameObjects pelas suas interfaces relevantes ao GameEngine.</text:span></text:p>
      <text:p text:style-name="P31"/>
      <text:p text:style-name="P95">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3">os</text:span><text:span text:style-name="T5"> </text:span><text:span text:style-name="T33">5</text:span><text:span text:style-name="T5"> métodos </text:span><text:span text:style-name="T33">correspondentes aos eventos do GameEngine</text:span><text:span text:style-name="T5">: start, stop, </text:span><text:span text:style-name="T33">update, early update e late update. Esta classe está pensada para ser </text:span><text:span text:style-name="T41">inherited</text:span><text:span text:style-name="T33">.</text:span></text:p>
      <text:p text:style-name="P95"><text:span text:style-name="T33"/></text:p>
      <text:p text:style-name="P96"><text:soft-page-break/><text:span text:style-name="T95">C</text:span><text:span text:style-name="T81">ollisionManager</text:span><text:span text:style-name="T9">: Classe estática responsável por </text:span><text:span text:style-name="T34">detetar colisões entre IColliders na Scene e invocar o evento de colisão para as mesmas. </text:span><text:span text:style-name="T35">Esta também detecta “deep collisions”, quando algum dos respectivos IColliders assim estiver definido. Uma deep collision para além de testar interseção, também testa se um dos IColliders está contido dentro do outro.</text:span></text:p>
      <text:p text:style-name="P31"/>
      <text:p text:style-name="P97">ICollider: <text:span text:style-name="T11">Interface responsável por representar </text:span><text:span text:style-name="T36">um GameObject que poderá colidir.</text:span><text:span text:style-name="T11"> </text:span><text:span text:style-name="T36">O GameObject deverá apresentar uma figura geométrica para testar colisão (popularmente conhecida como uma </text:span><text:span text:style-name="T42">hitbox</text:span><text:span text:style-name="T80">).</text:span><text:span text:style-name="T12"> </text:span><text:span text:style-name="T36">Tem também o método “onCollision”, chamado no evento de uma colisão com outro ICollider, passando como argumento o GameObject com que colidiu.</text:span></text:p>
      <text:p text:style-name="P31"/>
      <text:p text:style-name="P98">InputListener: <text:span text:style-name="T1">Interface responsável por representar uma classe que </text:span><text:span text:style-name="T37">recebe input do utilizador quando o utilizador introduz </text:span><text:span text:style-name="T38">algum </text:span><text:span text:style-name="T37">input.</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03"/>
      <text:p text:style-name="P103"/>
      <text:p text:style-name="P103"/>
      <text:p text:style-name="P103"/>
      <text:p text:style-name="P103"/>
      <text:p text:style-name="P103"/>
      <text:p text:style-name="P103"/>
      <text:p text:style-name="P103"/>
      <text:p text:style-name="P103"/>
      <text:p text:style-name="P58"><text:span text:style-name="T6"/></text:p>
      <text:p text:style-name="P71"/>
      <text:p text:style-name="P59">IRenderable: <text:span text:style-name="T10">Interface responsável por r</text:span><text:span text:style-name="T1">epresenta</text:span><text:span text:style-name="T10">r</text:span><text:span text:style-name="T1"> uma classe a ser renderizada pelo Renderer, </text:span><text:span text:style-name="T10">disponibilizando o seu RenderData ao Renderer.</text:span></text:p>
      <text:p text:style-name="P72"/>
      <text:p text:style-name="P60">IOverlay: <text:span text:style-name="T1">Interface responsável por representar uma classe que dará um overlay ao Renderer para este ser “colado” por cima da cena renderizada.</text:span></text:p>
      <text:p text:style-name="P72"/>
      <text:p text:style-name="P59">Renderer: <text:span text:style-name="T1">Classe responsável por qualquer operação gráfica, e por consequência por renderizar os objetos IRenderable na Scene. </text:span><text:span text:style-name="T7">Esta classe é um singleton, pois não faz sentido haver mais que um </text:span><text:soft-page-break/><text:span text:style-name="T7">renderizador, </text:span><text:span text:style-name="T8">embora não seja static pois necessita de guardar informação sobre a Scene que está a renderizar</text:span><text:span text:style-name="T7">.</text:span></text:p>
      <text:p text:style-name="P72"/>
      <text:p text:style-name="P61">RenderData: <text:span text:style-name="T1">dados a serem transmitidos para o renderer sobre como renderizar o objeto.</text:span></text:p>
      <text:p text:style-name="P73"/>
      <text:p text:style-name="P62"><text:span text:style-name="T11"/></text:p>
      <text:p text:style-name="P73"/>
      <text:p text:style-name="P63"><text:span text:style-name="T9"/></text:p>
      <text:p text:style-name="P74"/>
      <text:p text:style-name="P64">I</text:p>
      <text:p text:style-name="P74"/>
      <text:p text:style-name="P65"><text:span text:style-name="T40"/></text:p>
      <text:p text:style-name="P77"/>
      <text:p text:style-name="P65"><text:span text:style-name="T52">UpdateMethod: </text:span><text:span text:style-name="T60">Enumerado representativo da maneira como o GameEngine dá update aos GameObjects, sendo possível ser AUTO (automático), CODE (através da chamada de um método) e STEP (através de input do utilizador iterativamente).</text:span></text:p>
      <text:p text:style-name="P77"/>
      <text:p text:style-name="P78"/>
      <text:p text:style-name="P78"/>
      <text:p text:style-name="P66"><text:span text:style-name="T55">L</text:span><text:span text:style-name="T52">ogger: </text:span><text:span text:style-name="T60">Classe responsável por fazer logging para </text:span><text:span text:style-name="T61">o terminal</text:span><text:span text:style-name="T60"> quando ocorrem erros ou outro tipo de informação que poderá ser útil quando o programa não termina mas não funciona como esperado (ou até mesmo quando termina).</text:span></text:p>
      <text:p text:style-name="P79"/>
      <text:p text:style-name="P67"><text:span text:style-name="T52">LogLevel:</text:span><text:span text:style-name="T60"> Enumerado que representa o nível de logging, sendo estes, por ordem de menor para maior importância DEBUG, INFO, WARN, ERROR, FATAL.</text:span></text:p>
      <text:p text:style-name="P81"/>
      <text:p text:style-name="P67"><text:span text:style-name="T52">EngineException: </text:span><text:span text:style-name="T62">Representa uma exceção relacionada ao package Game Engine</text:span></text:p>
      <text:p text:style-name="P80"/>
      <text:p text:style-name="P80"/>
      <text:p text:style-name="P54">Snake Game</text:p>
      <text:p text:style-name="P4"/>
      <text:p text:style-name="P32"><text:span text:style-name="T55"><text:tab/></text:span><text:span text:style-name="T53">Este package contém todas as classes responsáveis pel</text:span><text:span text:style-name="T54">as funcionalidades específicas ao jogo da cobra.</text:span></text:p>
      <text:p text:style-name="P34"/>
      <text:p text:style-name="P17"><text:span text:style-name="T54">G</text:span><text:span text:style-name="T52">ameMap:</text:span><text:span text:style-name="T60"> Representa o mapa de jogo (nomeadamente as suas dimensões e background, </text:span><text:span text:style-name="T73">para além das colisões com os lados do mapa</text:span><text:span text:style-name="T60">). </text:span><text:span text:style-name="T70">Esta classe não é um singleton, pois em futuras versões poderá ser implementada uma versão </text:span><text:span text:style-name="T71">(por exemplo </text:span><text:span text:style-name="T70">“splitscreen vs”</text:span><text:span text:style-name="T71">)</text:span><text:span text:style-name="T70"> onde poderá haver mais que um mapa </text:span><text:span text:style-name="T72">no ecrã</text:span><text:span text:style-name="T70">.</text:span></text:p>
      <text:p text:style-name="P35"/>
      <text:p text:style-name="P17"><text:span text:style-name="T52">IFood: </text:span><text:span text:style-name="T60">Interface que representa um objeto que pode ser consumido pela cobra.</text:span></text:p>
      <text:p text:style-name="P35"/>
      <text:p text:style-name="P17"><text:span text:style-name="T52">FoodCircle: </text:span><text:span text:style-name="T60">Representa uma comida na forma circular.</text:span></text:p>
      <text:p text:style-name="P47"/>
      <text:p text:style-name="P17"><text:span text:style-name="T52">FoodSquare: </text:span><text:span text:style-name="T63">Representa uma comida na forma quadrada</text:span></text:p>
      <text:p text:style-name="P36"/>
      <text:p text:style-name="P18"><text:span text:style-name="T56">O</text:span><text:span text:style-name="T52">bstacle: </text:span><text:span text:style-name="T60">Representa um obstaculo o qual a cobra não poderá colidir com.</text:span></text:p>
      <text:p text:style-name="P37"/>
      <text:p text:style-name="P18"><text:span text:style-name="T52">DynamicObstacle: </text:span><text:span text:style-name="T60">Representa um Obstacle que roda em torno de um ponto.</text:span></text:p>
      <text:p text:style-name="P37"/>
      <text:p text:style-name="P19"><text:soft-page-break/><text:span text:style-name="T52">Scoreboard: </text:span><text:span text:style-name="T60">Classe responsável por guardar novas entradas de Score, e também ler as entradas atuais de um ficheiro.</text:span></text:p>
      <text:p text:style-name="P38"/>
      <text:p text:style-name="P20"><text:span text:style-name="T52">Score: </text:span><text:span text:style-name="T64">Representa a pontuação de um jogo. Corresponde a </text:span><text:span text:style-name="T60">um tuplo na classe Scoreboard.</text:span></text:p>
      <text:p text:style-name="P39"/>
      <text:p text:style-name="P21"><text:span text:style-name="T52">SnakeOverlay: </text:span><text:span text:style-name="T60">Representa o overlay do jogo da cobra, responsável por mostrar ao jogador informações em tempo real sobre o jogo, tais como o Score atual.</text:span></text:p>
      <text:p text:style-name="P40"/>
      <text:p text:style-name="P22"><text:span text:style-name="T52">GameManager: </text:span><text:span text:style-name="T65">Classe responsável por </text:span><text:span text:style-name="T66">coordenar o jogo da cobra, tratando da Scene no caso do jogador perder ou recomeçar o jogo </text:span><text:span text:style-name="T67">(por exemplo reinstanciando a cobra com tamanho inicial após perder</text:span><text:span text:style-name="T68">). </text:span><text:span text:style-name="T69">Este é um singleton, pois não poderá haver mais que um GameManager. </text:span><text:span text:style-name="T75">Esta classe permite inicializar o jogo da cobra abstraindo-nos de grande parte das classes.</text:span></text:p>
      <text:p text:style-name="P41"/>
      <text:p text:style-name="P23"><text:span text:style-name="T57">G</text:span><text:span text:style-name="T52">ameState: </text:span><text:span text:style-name="T60">Enumerável que representa o estado do jogo (GAMEOVER, PLAYING).</text:span></text:p>
      <text:p text:style-name="P42"/>
      <text:p text:style-name="P24"><text:span text:style-name="T52">SnakeUnit: </text:span><text:span text:style-name="T60">Representa a unidade mais pequena de uma cobra </text:span><text:span text:style-name="T74">(cada segmento)</text:span><text:span text:style-name="T60">.</text:span></text:p>
      <text:p text:style-name="P76"/>
      <text:p text:style-name="P68">Snake: <text:span text:style-name="T1">Representa uma cobra, sendo esta capaz de se mexer, comer, crescer e morrer.</text:span></text:p>
      <text:p text:style-name="P75"/>
      <text:p text:style-name="P68">Directions: <text:span text:style-name="T1">Enumerável que representa uma direção (UP, DOWN, LEFT, RIGHT).</text:span></text:p>
      <text:p text:style-name="P75"/>
      <text:p text:style-name="P68">SnakeController: <text:span text:style-name="T1">Classe responsável por controlar a cobra, seja o controle feito através de input do utilizador ou através de um AI.</text:span></text:p>
      <text:p text:style-name="P75"/>
      <text:p text:style-name="P68">SnakeAI: <text:span text:style-name="T1">Responsável por </text:span><text:span text:style-name="T13">calcular a próxima jogada da snake </text:span><text:span text:style-name="T14">autónomamente</text:span><text:span text:style-name="T13">.</text:span></text:p>
      <text:p text:style-name="P76"/>
      <text:p text:style-name="P76"/>
      <text:p text:style-name="P55">Notas <text:span text:style-name="T82">de</text:span> Projeto</text:p>
      <text:p text:style-name="P5"/>
      <text:p text:style-name="P33"><text:span text:style-name="T39">Design Patterns</text:span><text:span text:style-name="T58"> utilizados:</text:span></text:p>
      <text:list xml:id="list1956346835" text:style-name="L2">
        <text:list-item>
          <text:p text:style-name="P100"><text:span text:style-name="T44">Observer: (em GameEngine, Scene e GameObject), sendo este útil para notificar os </text:span><text:span text:style-name="T45">objetos do jogo</text:span><text:span text:style-name="T44">. </text:span><text:span text:style-name="T46">Sendo que desta forma ambos também estão completamente abstraidos um do outro.</text:span></text:p>
        </text:list-item>
        <text:list-item>
          <text:p text:style-name="P101"><text:span text:style-name="T44">I</text:span><text:span text:style-name="T43">terator: (em Scene), para iterar sobre coleções de GameObjects, </text:span><text:span text:style-name="T47">já que esta é uma operação comum.</text:span></text:p>
        </text:list-item>
        <text:list-item>
          <text:p text:style-name="P102"><text:span text:style-name="T43">Singleton: (em </text:span><text:span text:style-name="T48">GameManager, GameEngine, Renderer, </text:span><text:span text:style-name="T50">Scoreboard</text:span><text:span text:style-name="T48">), pois para estas classes não faz sentido ter mais que uma instância (podendo até ser problemá</text:span><text:span text:style-name="T49">tico).</text:span></text:p>
        </text:list-item>
      </text:list>
      <text:p text:style-name="P82"/>
      <text:p text:style-name="P82"/>
      <text:p text:style-name="P46"><text:tab/><text:span text:style-name="T84">ChatGPT</text:span></text:p>
      <text:p text:style-name="P44"/>
      <text:p text:style-name="P45"><text:tab/><text:span text:style-name="T83">UML</text:span></text:p>
      <text:p text:style-name="P57"/>
      <text:p text:style-name="P6"/>
      <text:p text:style-name="P43">* <text:span text:style-name="T94">explicar telescoping constructors &amp; nu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09T21:16:37.961885601</dc:date>
    <meta:editing-duration>P1DT44M6S</meta:editing-duration>
    <meta:editing-cycles>134</meta:editing-cycles>
    <meta:document-statistic meta:table-count="0" meta:image-count="0" meta:object-count="0" meta:page-count="5" meta:paragraph-count="79" meta:word-count="1385" meta:character-count="9286" meta:non-whitespace-character-count="7972"/>
  </office:meta>
</office:document-meta>
</file>